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6000000370355CEB70418B15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d320" draw:textarea-horizontal-align="justify" draw:textarea-vertical-align="middle" draw:auto-grow-height="false" fo:min-height="1.528cm" fo:min-width="5.596cm"/>
    </style:style>
    <style:style style:name="gr2" style:family="graphic" style:parent-style-name="objectwithoutfill">
      <style:graphic-properties svg:stroke-width="0.152cm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3" style:family="graphic" style:parent-style-name="standard">
      <style:graphic-properties draw:textarea-horizontal-align="justify" draw:textarea-vertical-align="middle" draw:auto-grow-height="false" fo:min-height="1.367cm" fo:min-width="5.411cm"/>
    </style:style>
    <style:style style:name="gr4" style:family="graphic" style:parent-style-name="standard">
      <style:graphic-properties draw:fill="solid" draw:fill-color="#ccffcc" draw:textarea-horizontal-align="justify" draw:textarea-vertical-align="middle" draw:auto-grow-height="false" fo:min-height="1.366cm" fo:min-width="5.411cm"/>
    </style:style>
    <style:style style:name="gr5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d320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5" style:family="paragraph">
      <loext:graphic-properties draw:fill="solid" draw:fill-color="#ccffcc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xml:id="id1" draw:id="id1" draw:layer="layout" svg:width="6.096cm" svg:height="1.778cm" svg:x="0.119cm" svg:y="0.119cm">
          <text:p text:style-name="P1"><text:span text:style-name="T1">Событие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svg:x1="3.167cm" svg:y1="1.897cm" svg:x2="6.477cm" svg:y2="6.427cm" draw:start-shape="id1" draw:start-glue-point="2" draw:end-shape="id2" draw:end-glue-point="3" svg:d="M3167 1897v4530h3310" svg:viewBox="0 0 3311 4531">
          <text:p/>
        </draw:connector>
        <draw:connector draw:style-name="gr2" draw:text-style-name="P3" draw:layer="layout" svg:x1="11.811cm" svg:y1="6.427cm" svg:x2="15.451cm" svg:y2="5.13cm" draw:start-shape="id2" draw:start-glue-point="1" draw:end-shape="id3" draw:end-glue-point="2" svg:d="M11811 6427h3640v-1297" svg:viewBox="0 0 3641 1298">
          <text:p/>
        </draw:connector>
        <draw:custom-shape draw:style-name="gr3" draw:text-style-name="P4" xml:id="id3" draw:id="id3" draw:layer="layout" svg:width="5.911cm" svg:height="1.617cm" svg:x="12.496cm" svg:y="3.513cm">
          <text:p text:style-name="P1"><text:span text:style-name="T1">Решение</text:span></text:p>
          <draw:enhanced-geometry svg:viewBox="0 0 21600 21600" draw:type="rectangle" draw:enhanced-path="M 0 0 L 21600 0 21600 21600 0 21600 0 0 Z N"/>
        </draw:custom-shape>
        <draw:custom-shape draw:style-name="gr4" draw:text-style-name="P5" xml:id="id4" draw:id="id4" draw:layer="layout" svg:width="5.911cm" svg:height="1.616cm" svg:x="12.496cm" svg:y="0.281cm">
          <text:p text:style-name="P1"><text:span text:style-name="T1">Действие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15.451cm" svg:y1="3.513cm" svg:x2="15.451cm" svg:y2="1.897cm" draw:start-shape="id3" draw:start-glue-point="0" draw:end-shape="id4" draw:end-glue-point="2" svg:d="M15451 3513v-1616" svg:viewBox="0 0 1 1617">
          <text:p/>
        </draw:connector>
        <draw:frame draw:style-name="gr5" draw:text-style-name="P1" xml:id="id2" draw:id="id2" draw:layer="layout" svg:width="5.334cm" svg:height="5.433cm" svg:x="6.477cm" svg:y="3.711cm">
          <draw:image xlink:href="Pictures/100002010000036000000370355CEB70418B15D7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9.05cm" fo:page-height="9.39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6T11:37:28.514163414</meta:creation-date>
    <meta:generator>LibreOffice/6.0.7.3$Linux_X86_64 LibreOffice_project/00m0$Build-3</meta:generator>
    <dc:date>2019-09-17T16:01:29.888796051</dc:date>
    <meta:editing-duration>PT5M37S</meta:editing-duration>
    <meta:editing-cycles>3</meta:editing-cycles>
    <meta:document-statistic meta:object-count="7"/>
  </office:meta>
</office:document-meta>
</file>